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table:number-columns-spanned="2" table:number-rows-spanned="1">
            <text:p>Lauf 1</text:p>
          </table:table-cell>
          <table:covered-table-cell/>
          <table:table-cell office:value-type="string" table:number-columns-spanned="2" table:number-rows-spanned="1">
            <text:p>Lauf 2</text:p>
          </table:table-cell>
          <table:covered-table-cell/>
          <table:table-cell office:value-type="string" table:number-columns-spanned="2" table:number-rows-spanned="1">
            <text:p>Lauf 3</text:p>
          </table:table-cell>
          <table:covered-table-cell/>
        </table:table-row>
        <table:table-row table:style-name="ro2">
          <table:table-cell office:value-type="string">
            <text:p>Anzahl </text:p>
          </table:table-cell>
          <table:table-cell office:value-type="string">
            <text:p>Größe in KB</text:p>
          </table:table-cell>
          <table:table-cell office:value-type="string">
            <text:p>Mittelwert in Sec</text:p>
          </table:table-cell>
          <table:table-cell office:value-type="string">
            <text:p>Longest</text:p>
          </table:table-cell>
          <table:table-cell office:value-type="string">
            <text:p>Mittelwert in Sec</text:p>
          </table:table-cell>
          <table:table-cell office:value-type="string">
            <text:p>Longest</text:p>
          </table:table-cell>
          <table:table-cell office:value-type="string">
            <text:p>Mittelwert in Sec</text:p>
          </table:table-cell>
          <table:table-cell office:value-type="string">
            <text:p>Longes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8">
            <text:p>25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8">
            <text:p>258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8">
            <text:p>258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58">
            <text:p>258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58">
            <text:p>258</text:p>
          </table:table-cell>
          <table:table-cell office:value-type="float" office:value="94">
            <text:p>94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8">
            <text:p>258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Explanation: Uploaded files into all folder at the same time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28.01.2017</text:date>, <text:time>18:22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8:18:46.27</meta:creation-date>
    <dc:date>2017-01-28T18:22:48.09</dc:date>
    <meta:editing-duration>PT4M1S</meta:editing-duration>
    <meta:editing-cycles>2</meta:editing-cycles>
    <meta:generator>OpenOffice/4.1.2$Win32 OpenOffice.org_project/412m3$Build-9782</meta:generator>
    <meta:document-statistic meta:table-count="3" meta:cell-count="36" meta:object-count="0"/>
  </office:meta>
</office:document-meta>
</file>